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áboa1" style:family="table">
      <style:table-properties style:width="16.958cm" table:align="left" style:writing-mode="lr-tb"/>
    </style:style>
    <style:style style:name="Táboa1.A" style:family="table-column">
      <style:table-column-properties style:column-width="5.66cm"/>
    </style:style>
    <style:style style:name="Táboa1.B" style:family="table-column">
      <style:table-column-properties style:column-width="4.551cm"/>
    </style:style>
    <style:style style:name="Táboa1.C" style:family="table-column">
      <style:table-column-properties style:column-width="3.228cm"/>
    </style:style>
    <style:style style:name="Táboa1.D" style:family="table-column">
      <style:table-column-properties style:column-width="3.519cm"/>
    </style:style>
    <style:style style:name="Táboa1.1" style:family="table-row">
      <style:table-row-properties fo:keep-together="auto"/>
    </style:style>
    <style:style style:name="Táboa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áboa1.D1" style:family="table-cell">
      <style:table-cell-properties style:vertical-align="top" fo:padding="0.097cm" fo:border="0.05pt solid #000000" style:writing-mode="lr-tb"/>
    </style:style>
    <style:style style:name="Táboa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áboa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" style:family="table">
      <style:table-properties style:width="12.462cm" fo:margin-left="0cm" fo:margin-right="4.538cm" table:align="margins" style:writing-mode="lr-tb"/>
    </style:style>
    <style:style style:name="Tabla1.A" style:family="table-column">
      <style:table-column-properties style:column-width="8.123cm" style:rel-column-width="42716*"/>
    </style:style>
    <style:style style:name="Tabla1.B" style:family="table-column">
      <style:table-column-properties style:column-width="1.909cm" style:rel-column-width="10036*"/>
    </style:style>
    <style:style style:name="Tabla1.C" style:family="table-column">
      <style:table-column-properties style:column-width="2.431cm" style:rel-column-width="127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8.467cm" style:type="center"/>
          <style:tab-stop style:position="16.999cm" style:type="right"/>
        </style:tab-stops>
      </style:paragraph-properties>
      <style:text-properties fo:font-size="12pt" fo:language="gl" fo:country="ES" fo:font-style="italic" style:font-size-asian="12pt" style:font-style-asian="italic"/>
    </style:style>
    <style:style style:name="P2" style:family="paragraph" style:parent-style-name="Text_20_body">
      <style:paragraph-properties fo:text-align="justify" style:justify-single-word="false"/>
      <style:text-properties fo:font-size="12pt" fo:language="gl" fo:country="ES" style:font-size-asian="12pt"/>
    </style:style>
    <style:style style:name="P3" style:family="paragraph" style:parent-style-name="Text_20_body">
      <style:paragraph-properties fo:text-align="center" style:justify-single-word="false"/>
      <style:text-properties fo:language="gl" fo:country="ES"/>
    </style:style>
    <style:style style:name="P4" style:family="paragraph" style:parent-style-name="Texto_20_independiente_20_2">
      <style:text-properties fo:language="gl" fo:country="E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ff0000" loext:opacity="100%" fo:font-size="12pt" fo:language="gl" fo:country="ES" fo:font-weight="normal" style:font-size-asian="12pt" style:font-weight-asian="normal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Courier New1" fo:font-size="10pt" fo:language="gl" fo:country="ES" style:font-size-asian="10pt" style:font-size-complex="10pt"/>
    </style:style>
    <style:style style:name="P8" style:family="paragraph" style:parent-style-name="Standard">
      <style:paragraph-properties fo:margin-top="0.212cm" fo:margin-bottom="0cm" style:contextual-spacing="false"/>
      <style:text-properties style:font-name="Courier New1" fo:font-size="9pt" style:font-size-asian="9pt" style:font-size-complex="9pt"/>
    </style:style>
    <style:style style:name="P9" style:family="paragraph" style:parent-style-name="Standard">
      <style:paragraph-properties fo:margin-left="2.498cm" fo:margin-right="0cm" fo:text-indent="0cm" style:auto-text-indent="false"/>
      <style:text-properties style:font-name="Courier New1" fo:font-size="9pt" style:font-size-asian="9pt" style:font-size-complex="9pt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style:font-name="Courier New1" fo:font-size="9pt" fo:language="gl" fo:country="ES" style:font-size-asian="9pt"/>
    </style:style>
    <style:style style:name="P11" style:family="paragraph" style:parent-style-name="Standard">
      <style:paragraph-properties fo:margin-left="2.498cm" fo:margin-right="0cm" fo:text-indent="0cm" style:auto-text-indent="false"/>
      <style:text-properties style:font-name="Courier New1" fo:font-size="9pt" fo:language="gl" fo:country="ES" style:font-size-asian="9pt" style:font-size-complex="9pt"/>
    </style:style>
    <style:style style:name="P12" style:family="paragraph" style:parent-style-name="Standard">
      <style:paragraph-properties fo:margin-left="1.249cm" fo:margin-right="0cm" fo:text-indent="1.249cm" style:auto-text-indent="false"/>
      <style:text-properties style:font-name="Courier New1" fo:font-size="9pt" fo:language="gl" fo:country="ES" style:font-size-asian="9pt" style:font-size-complex="9pt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10pt" fo:language="gl" fo:country="ES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355e00" loext:opacity="100%" fo:font-size="12pt" fo:language="gl" fo:country="ES" fo:font-weight="bold" fo:background-color="#ccffff" style:font-size-asian="12pt" style:font-weight-asian="bold" style:font-size-complex="12pt" style:font-weight-complex="bold"/>
    </style:style>
    <style:style style:name="P16" style:family="paragraph" style:parent-style-name="Texto_20_independiente_20_2">
      <style:paragraph-properties fo:text-align="justify" style:justify-single-word="false"/>
      <style:text-properties style:use-window-font-color="true" loext:opacity="0%" style:font-name="Courier New1" fo:font-size="10pt" fo:language="gl" fo:country="ES" fo:font-weight="normal" style:font-size-asian="10pt" style:font-weight-asian="normal" style:font-size-complex="10pt" style:font-weight-complex="normal"/>
    </style:style>
    <style:style style:name="P17" style:family="paragraph" style:parent-style-name="Texto_20_independiente_20_2">
      <style:paragraph-properties fo:text-align="justify" style:justify-single-word="false"/>
      <style:text-properties style:use-window-font-color="true" loext:opacity="0%" fo:font-size="12pt" fo:language="gl" fo:country="ES" fo:font-weight="normal" style:font-size-asian="12pt" style:font-weight-asian="normal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loext:opacity="0%" fo:font-size="10pt" style:font-size-asian="10pt" style:font-size-complex="10pt"/>
    </style:style>
    <style:style style:name="P19" style:family="paragraph" style:parent-style-name="Heading_20_4">
      <style:paragraph-properties style:snap-to-layout-grid="false"/>
      <style:text-properties fo:font-size="10pt" fo:language="gl" fo:country="ES" style:font-size-asian="10pt" style:font-size-complex="10pt"/>
    </style:style>
    <style:style style:name="P20" style:family="paragraph" style:parent-style-name="Heading_20_5">
      <style:paragraph-properties style:snap-to-layout-grid="false"/>
      <style:text-properties fo:color="#000000" loext:opacity="100%" fo:font-size="10pt" fo:language="gl" fo:country="ES" style:font-size-asian="10pt" style:font-size-complex="10pt"/>
    </style:style>
    <style:style style:name="P21" style:family="paragraph" style:parent-style-name="Heading_20_7">
      <style:text-properties style:font-name="Courier New1" fo:font-size="9pt" style:font-size-asian="9pt" style:font-size-complex="9pt"/>
    </style:style>
    <style:style style:name="P22" style:family="paragraph" style:parent-style-name="Heading_20_8">
      <style:text-properties fo:color="#000000" loext:opacity="100%" style:font-name="Courier New1" fo:font-size="9pt" style:font-size-asian="9pt" style:font-size-complex="9pt"/>
    </style:style>
    <style:style style:name="P23" style:family="paragraph" style:parent-style-name="Standard" style:list-style-name="WW8Num9">
      <style:paragraph-properties fo:margin-left="0cm" fo:margin-right="0cm" fo:margin-top="0.106cm" fo:margin-bottom="0cm" style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font-size="12pt" fo:language="gl" fo:country="ES" style:font-size-asian="12pt" style:font-size-complex="12pt"/>
    </style:style>
    <style:style style:name="P24" style:family="paragraph" style:parent-style-name="Text_20_body" style:master-page-name="Standard">
      <style:paragraph-properties style:page-number="auto">
        <style:tab-stops>
          <style:tab-stop style:position="7.964cm"/>
          <style:tab-stop style:position="17cm" style:type="right"/>
        </style:tab-stops>
      </style:paragraph-properties>
      <style:text-properties fo:font-size="18pt" style:font-size-asian="18pt" style:font-size-complex="18pt"/>
    </style:style>
    <style:style style:name="P25" style:family="paragraph" style:parent-style-name="Text_20_body" style:master-page-name="Standard">
      <style:paragraph-properties fo:text-align="center" style:justify-single-word="false" style:page-number="auto"/>
      <style:text-properties fo:language="gl" fo:country="ES"/>
    </style:style>
    <style:style style:name="P26" style:family="paragraph" style:parent-style-name="Texto_20_independiente_20_2" style:list-style-name="L1">
      <style:paragraph-properties fo:text-align="justify" style:justify-single-word="false"/>
      <style:text-properties style:use-window-font-color="true" loext:opacity="0%" style:font-name="Courier New1" fo:font-size="10pt" fo:language="gl" fo:country="ES" fo:font-weight="normal" style:font-size-asian="10pt" style:font-weight-asian="normal" style:font-size-complex="10pt" style:font-weight-complex="normal"/>
    </style:style>
    <style:style style:name="T1" style:family="text">
      <style:text-properties fo:language="gl" fo:country="ES"/>
    </style:style>
    <style:style style:name="T2" style:family="text">
      <style:text-properties fo:language="gl" fo:country="ES" fo:font-style="italic" style:font-style-asian="italic"/>
    </style:style>
    <style:style style:name="T3" style:family="text">
      <style:text-properties fo:language="gl" fo:country="ES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gl" fo:country="ES" style:text-underline-style="solid" style:text-underline-width="auto" style:text-underline-color="font-color"/>
    </style:style>
    <style:style style:name="T5" style:family="text">
      <style:text-properties fo:language="gl" fo:country="ES" style:text-underline-style="none"/>
    </style:style>
    <style:style style:name="T6" style:family="text">
      <style:text-properties fo:language="gl" fo:country="ES" fo:font-style="normal" fo:font-weight="bold" style:font-style-asian="normal" style:font-weight-asian="bold" style:font-style-complex="normal"/>
    </style:style>
    <style:style style:name="T7" style:family="text">
      <style:text-properties fo:language="gl" fo:country="ES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Arial" fo:font-size="12pt" fo:language="gl" fo:country="ES" fo:font-style="italic" fo:font-weight="bold" style:font-size-asian="12pt" style:font-style-asian="italic" style:font-weight-asian="bold"/>
    </style:style>
    <style:style style:name="T9" style:family="text">
      <style:text-properties fo:font-size="12pt" fo:language="gl" fo:country="ES" style:font-size-asian="12pt"/>
    </style:style>
    <style:style style:name="T10" style:family="text">
      <style:text-properties fo:font-size="12pt" fo:language="gl" fo:country="ES" style:font-size-asian="12pt" style:font-weight-complex="bold"/>
    </style:style>
    <style:style style:name="T11" style:family="text">
      <style:text-properties fo:font-size="12pt" fo:language="gl" fo:country="ES" fo:font-weight="bold" style:font-size-asian="12pt" style:font-weight-asian="bold" style:font-weight-complex="bold"/>
    </style:style>
    <style:style style:name="T12" style:family="text">
      <style:text-properties style:font-name="Courier New1" fo:font-size="11pt" fo:language="gl" fo:country="ES" fo:font-weight="bold" style:font-size-asian="11pt" style:font-weight-asian="bold" style:font-size-complex="11pt" style:font-weight-complex="bold"/>
    </style:style>
    <style:style style:name="T13" style:family="text">
      <style:text-properties style:font-name="Courier New1" fo:font-size="10pt" style:font-size-asian="10pt" style:font-size-complex="10pt"/>
    </style:style>
    <style:style style:name="T14" style:family="text">
      <style:text-properties fo:font-size="11pt" fo:language="gl" fo:country="ES" style:font-size-asian="11pt" style:font-size-complex="11pt" style:font-weight-complex="bold"/>
    </style:style>
    <style:style style:name="T15" style:family="text">
      <style:text-properties fo:font-size="11pt" fo:language="gl" fo:country="ES" fo:font-weight="bold" style:font-size-asian="11pt" style:font-weight-asian="bold" style:font-size-complex="11pt" style:font-weight-complex="bold"/>
    </style:style>
    <text:list-style style:name="L1">
      <text:list-level-style-bullet text:level="1" text:style-name="Bullet_20_Symbols" loext:num-list-format="%1%" text:bullet-char="–">
        <style:list-level-properties/>
      </text:list-level-style-bullet>
      <text:list-level-style-bullet text:level="2" text:style-name="Bullet_20_Symbols" loext:num-list-format="%2%" text:bullet-char="–">
        <style:list-level-properties/>
      </text:list-level-style-bullet>
      <text:list-level-style-bullet text:level="3" text:style-name="Bullet_20_Symbols" loext:num-list-format="%3%" text:bullet-char="–">
        <style:list-level-properties/>
      </text:list-level-style-bullet>
      <text:list-level-style-bullet text:level="4" text:style-name="Bullet_20_Symbols" loext:num-list-format="%4%" text:bullet-char="–">
        <style:list-level-properties/>
      </text:list-level-style-bullet>
      <text:list-level-style-bullet text:level="5" text:style-name="Bullet_20_Symbols" loext:num-list-format="%5%" text:bullet-char="–">
        <style:list-level-properties/>
      </text:list-level-style-bullet>
      <text:list-level-style-bullet text:level="6" text:style-name="Bullet_20_Symbols" loext:num-list-format="%6%" text:bullet-char="–">
        <style:list-level-properties/>
      </text:list-level-style-bullet>
      <text:list-level-style-bullet text:level="7" text:style-name="Bullet_20_Symbols" loext:num-list-format="%7%" text:bullet-char="–">
        <style:list-level-properties/>
      </text:list-level-style-bullet>
      <text:list-level-style-bullet text:level="8" text:style-name="Bullet_20_Symbols" loext:num-list-format="%8%" text:bullet-char="–">
        <style:list-level-properties/>
      </text:list-level-style-bullet>
      <text:list-level-style-bullet text:level="9" text:style-name="Bullet_20_Symbols" loext:num-list-format="%9%" text:bullet-char="–">
        <style:list-level-properties/>
      </text:list-level-style-bullet>
      <text:list-level-style-bullet text:level="10" text:style-name="Bullet_20_Symbols" loext:num-list-format="%10%" text:bullet-char="–">
        <style:list-level-properties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Xestión de Bases de Datos</text:p>
      <text:p text:style-name="P3">Unidade 3-1ª Parte – Deseño Físico de Bases de Datos – Folla 3</text:p>
      <text:p text:style-name="P2"/>
      <text:list text:style-name="WW8Num9">
        <text:list-item>
          <text:p text:style-name="P23">Implementar en MySQL Server unha base de datos para a xestión de inventario e <text:s/>avarías de hardware dunha rede de ordenadores, cos seguintes requisitos, utilizando exclusivamente as instrucións DDL de SQL e garda todo no script metadatosInventario.sql:</text:p>
        </text:list-item>
      </text:list>
      <text:p text:style-name="Standard"><text:span text:style-name="T8">Nome da BD:</text:span><text:span text:style-name="T9"> Inventario</text:span></text:p>
      <text:p text:style-name="P5"><text:span text:style-name="T8">Táboas. </text:span><text:span text:style-name="T10">Tódalas táboas deber ter soporte para restricións de </text:span><text:span text:style-name="T11">chave foránea</text:span><text:span text:style-name="T10"> </text:span><text:span text:style-name="T14">e usar o conxunto de caracteres </text:span><text:span text:style-name="T12">latin1</text:span><text:span text:style-name="T15">.</text:span></text:p>
      <text:p text:style-name="P8"><text:span text:style-name="T6">categoria</text:span><text:span text:style-name="T1"><text:tab/></text:span><text:span text:style-name="T4">cat_id</text:span><text:span text:style-name="T1"><text:tab/><text:tab/><text:tab/>Integer<text:tab/><text:tab/>Non nulos<text:tab/>Autoinc.</text:span></text:p>
      <text:h text:style-name="P21" text:outline-level="7">cat_nome<text:tab/><text:tab/>Char (40)<text:tab/><text:tab/>Non nulos</text:h>
      <text:p text:style-name="P8"><text:span text:style-name="T7">situacion</text:span><text:span text:style-name="T1"><text:tab/></text:span><text:span text:style-name="T4">sit_id</text:span><text:span text:style-name="T1"><text:tab/><text:tab/><text:tab/>Integer<text:tab/><text:tab/>Non nulos<text:tab/>Autoinc.</text:span></text:p>
      <text:p text:style-name="P11">sit_nome<text:tab/><text:tab/>Char (40)<text:tab/><text:tab/>Non nulos</text:p>
      <text:p text:style-name="P8"><text:span text:style-name="T7">compon</text:span><text:span text:style-name="T3"><text:tab/><text:tab/></text:span><text:span text:style-name="T4">com_idpai</text:span><text:span text:style-name="T1"><text:tab/><text:tab/>Integer<text:tab/><text:tab/>Non nulos</text:span></text:p>
      <text:p text:style-name="P9"><text:span text:style-name="T4">com_idfillo</text:span><text:span text:style-name="T1"><text:tab/><text:tab/>Integer<text:tab/><text:tab/>Non nulos</text:span></text:p>
      <text:p text:style-name="P8"><text:span text:style-name="T7">material</text:span><text:span text:style-name="T1"><text:tab/></text:span><text:span text:style-name="T4">mat_id</text:span><text:span text:style-name="T1"><text:tab/><text:tab/><text:tab/>Integer<text:tab/><text:tab/>Non nulos<text:tab/>Autoinc.</text:span></text:p>
      <text:h text:style-name="P22" text:outline-level="8">mat_descricion<text:tab/>Char (40)<text:tab/><text:tab/>Non nulos</text:h>
      <text:h text:style-name="P21" text:outline-level="7">mat_dataalta<text:tab/><text:tab/>Date<text:tab/><text:tab/><text:tab/>Non nulos</text:h>
      <text:h text:style-name="P21" text:outline-level="7">mat_observacions<text:tab/>Text<text:tab/><text:tab/><text:tab/>Nulos</text:h>
      <text:p text:style-name="P11">mat_idcategoria<text:tab/>Integer<text:tab/><text:tab/>Nulos</text:p>
      <text:h text:style-name="P21" text:outline-level="7">mat_idsituacion<text:tab/>Integer<text:tab/><text:tab/>Nulos</text:h>
      <text:p text:style-name="P8"><text:span text:style-name="T7">avaria</text:span><text:span text:style-name="T3"><text:tab/><text:tab/></text:span><text:span text:style-name="T4">ava_id</text:span><text:span text:style-name="T5"><text:tab/><text:tab/></text:span><text:span text:style-name="T1"><text:tab/>Integer<text:tab/><text:tab/>Non nulos<text:tab/>Autoinc.</text:span></text:p>
      <text:p text:style-name="P11">ava_idmaterial<text:tab/>Integer<text:tab/><text:tab/>Non nulos</text:p>
      <text:h text:style-name="P21" text:outline-level="7">ava_datasaida<text:tab/><text:tab/>Date<text:tab/><text:tab/><text:tab/>Non nulos</text:h>
      <text:p text:style-name="P12">ava_descricion<text:tab/>Text<text:tab/><text:tab/><text:tab/>Non nulos</text:p>
      <text:p text:style-name="P12">ava_dataentrada<text:tab/>Date<text:tab/><text:tab/><text:tab/>Nulos</text:p>
      <text:p text:style-name="P12">ava_descricionrepar<text:tab/>Text<text:tab/><text:tab/><text:tab/>Nulos</text:p>
      <text:p text:style-name="P8"><text:span text:style-name="T7">baixa</text:span><text:span text:style-name="T3"><text:tab/></text:span><text:span text:style-name="T1"><text:tab/></text:span><text:span text:style-name="T4">bai_id</text:span><text:span text:style-name="T1"><text:tab/><text:tab/><text:tab/>Integer<text:tab/><text:tab/>Non nulos <text:tab/>Autoinc.</text:span></text:p>
      <text:p text:style-name="P11">bai_idmaterial<text:tab/>Integer<text:tab/><text:tab/>Non nulos</text:p>
      <text:p text:style-name="P11">bai_motivo<text:tab/><text:tab/>Text<text:tab/><text:tab/><text:tab/>Non nulos</text:p>
      <text:p text:style-name="P10">bai_databaixa<text:tab/><text:tab/>Date<text:tab/><text:tab/><text:tab/>Non nulos</text:p>
      <text:p text:style-name="P4">Establecendo as seguintes relacións de clave foránea entre táboas. </text:p>
      <table:table table:name="Táboa1" table:style-name="Táboa1">
        <table:table-column table:style-name="Táboa1.A"/>
        <table:table-column table:style-name="Táboa1.B"/>
        <table:table-column table:style-name="Táboa1.C"/>
        <table:table-column table:style-name="Táboa1.D"/>
        <table:table-header-rows>
          <table:table-row table:style-name="Táboa1.1">
            <table:table-cell table:style-name="Táboa1.A1" office:value-type="string">
              <text:p text:style-name="P13">CLAVE FORANEA</text:p>
            </table:table-cell>
            <table:table-cell table:style-name="Táboa1.A1" office:value-type="string">
              <text:p text:style-name="P13">CLAVE REFERENCIADA</text:p>
            </table:table-cell>
            <table:table-cell table:style-name="Táboa1.A1" office:value-type="string">
              <text:p text:style-name="P13">BORRADO</text:p>
            </table:table-cell>
            <table:table-cell table:style-name="Táboa1.D1" office:value-type="string">
              <text:p text:style-name="P13">ACTUALIZACIÓN</text:p>
            </table:table-cell>
          </table:table-row>
        </table:table-header-rows>
        <table:table-row table:style-name="Táboa1.1">
          <table:table-cell table:style-name="Táboa1.A2" office:value-type="string">
            <text:p text:style-name="P7">compon(com_idpai)</text:p>
          </table:table-cell>
          <table:table-cell table:style-name="Táboa1.A2" office:value-type="string">
            <text:p text:style-name="P7">material(mat_id)</text:p>
          </table:table-cell>
          <table:table-cell table:style-name="Táboa1.A2" office:value-type="string">
            <text:h text:style-name="P19" text:outline-level="4">CASCADA</text:h>
          </table:table-cell>
          <table:table-cell table:style-name="Táboa1.D2" office:value-type="string">
            <text:h text:style-name="P19" text:outline-level="4">RESTRINXIDA</text:h>
          </table:table-cell>
        </table:table-row>
        <table:table-row table:style-name="Táboa1.1">
          <table:table-cell table:style-name="Táboa1.A2" office:value-type="string">
            <text:p text:style-name="P7">compon(com_idfillo)</text:p>
          </table:table-cell>
          <table:table-cell table:style-name="Táboa1.A2" office:value-type="string">
            <text:p text:style-name="P7">material(mat_id)</text:p>
          </table:table-cell>
          <table:table-cell table:style-name="Táboa1.A2" office:value-type="string">
            <text:h text:style-name="P20" text:outline-level="5">CASCADA</text:h>
          </table:table-cell>
          <table:table-cell table:style-name="Táboa1.D2" office:value-type="string">
            <text:p text:style-name="P14">RESTRINXIDA</text:p>
          </table:table-cell>
        </table:table-row>
        <table:table-row table:style-name="Táboa1.1">
          <table:table-cell table:style-name="Táboa1.A2" office:value-type="string">
            <text:p text:style-name="P7">material(mat_idcategoria)</text:p>
          </table:table-cell>
          <table:table-cell table:style-name="Táboa1.A2" office:value-type="string">
            <text:p text:style-name="P7">categoria(cat_id)</text:p>
          </table:table-cell>
          <table:table-cell table:style-name="Táboa1.A2" office:value-type="string">
            <text:p text:style-name="P14">RESTRINXIDA</text:p>
          </table:table-cell>
          <table:table-cell table:style-name="Táboa1.D2" office:value-type="string">
            <text:p text:style-name="P14">RESTRINXIDA</text:p>
          </table:table-cell>
        </table:table-row>
        <table:table-row table:style-name="Táboa1.1">
          <table:table-cell table:style-name="Táboa1.A2" office:value-type="string">
            <text:p text:style-name="P7">material(mat_situacion)</text:p>
          </table:table-cell>
          <table:table-cell table:style-name="Táboa1.A2" office:value-type="string">
            <text:p text:style-name="P7">situacion(sit_id)</text:p>
          </table:table-cell>
          <table:table-cell table:style-name="Táboa1.A2" office:value-type="string">
            <text:p text:style-name="P14">RESTRINXIDA</text:p>
          </table:table-cell>
          <table:table-cell table:style-name="Táboa1.D2" office:value-type="string">
            <text:p text:style-name="P14">RESTRINXIDA</text:p>
          </table:table-cell>
        </table:table-row>
        <table:table-row table:style-name="Táboa1.1">
          <table:table-cell table:style-name="Táboa1.A2" office:value-type="string">
            <text:p text:style-name="P7">avaria(ava_idmaterial)</text:p>
          </table:table-cell>
          <table:table-cell table:style-name="Táboa1.A2" office:value-type="string">
            <text:p text:style-name="P7">material(mat_id)</text:p>
          </table:table-cell>
          <table:table-cell table:style-name="Táboa1.A2" office:value-type="string">
            <text:p text:style-name="P14">CASCADA</text:p>
          </table:table-cell>
          <table:table-cell table:style-name="Táboa1.D2" office:value-type="string">
            <text:p text:style-name="P14">RESTRINXIDA</text:p>
          </table:table-cell>
        </table:table-row>
        <table:table-row table:style-name="Táboa1.1">
          <table:table-cell table:style-name="Táboa1.A2" office:value-type="string">
            <text:p text:style-name="P7">baixa(bai_idmaterial)</text:p>
          </table:table-cell>
          <table:table-cell table:style-name="Táboa1.A2" office:value-type="string">
            <text:p text:style-name="P7">material(mat_id)</text:p>
          </table:table-cell>
          <table:table-cell table:style-name="Táboa1.A2" office:value-type="string">
            <text:p text:style-name="P14">CASCADA</text:p>
          </table:table-cell>
          <table:table-cell table:style-name="Táboa1.D2" office:value-type="string">
            <text:p text:style-name="P14">RESTRINXIDA</text:p>
          </table:table-cell>
        </table:table-row>
      </table:table>
      <text:p text:style-name="P6"/>
      <text:p text:style-name="P17">Establecendo os seguintes índices durante a creación das táboas ou a posteriori con <text:span text:style-name="T13">CREATE INDEX</text:span>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8">COLUMNA(S)</text:p>
          </table:table-cell>
          <table:table-cell table:style-name="Tabla1.A1" office:value-type="string">
            <text:p text:style-name="P18">CLASE</text:p>
          </table:table-cell>
          <table:table-cell table:style-name="Tabla1.C1" office:value-type="string">
            <text:p text:style-name="P18">PREFIXO</text:p>
          </table:table-cell>
        </table:table-row>
        <table:table-row>
          <table:table-cell table:style-name="Tabla1.A2" office:value-type="string">
            <text:list text:style-name="L1">
              <text:list-header>
                <text:p text:style-name="P26">material(mat_descricion)</text:p>
              </text:list-header>
            </text:list>
          </table:table-cell>
          <table:table-cell table:style-name="Tabla1.A2" office:value-type="string">
            <text:p text:style-name="P18"/>
          </table:table-cell>
          <table:table-cell table:style-name="Tabla1.C2" office:value-type="string">
            <text:p text:style-name="P18">15</text:p>
          </table:table-cell>
        </table:table-row>
        <table:table-row>
          <table:table-cell table:style-name="Tabla1.A2" office:value-type="string">
            <text:list text:continue-numbering="true" text:style-name="L1">
              <text:list-header>
                <text:p text:style-name="P26">avaria(ava_dataentrada)</text:p>
              </text:list-header>
            </text:list>
          </table:table-cell>
          <table:table-cell table:style-name="Tabla1.A2" office:value-type="string">
            <text:p text:style-name="P18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list text:continue-numbering="true" text:style-name="L1">
              <text:list-header>
                <text:p text:style-name="P26">baixa(bai_databaixa) </text:p>
              </text:list-header>
            </text:list>
          </table:table-cell>
          <table:table-cell table:style-name="Tabla1.A2" office:value-type="string">
            <text:p text:style-name="P18"/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6">categoria(cat_nome)</text:p>
          </table:table-cell>
          <table:table-cell table:style-name="Tabla1.A2" office:value-type="string">
            <text:p text:style-name="P18">único</text:p>
          </table:table-cell>
          <table:table-cell table:style-name="Tabla1.C2" office:value-type="string">
            <text:p text:style-name="P18"/>
          </table:table-cell>
        </table:table-row>
        <table:table-row>
          <table:table-cell table:style-name="Tabla1.A2" office:value-type="string">
            <text:p text:style-name="P16">situacion(sit_nome)</text:p>
          </table:table-cell>
          <table:table-cell table:style-name="Tabla1.A2" office:value-type="string">
            <text:p text:style-name="P18">único</text:p>
          </table:table-cell>
          <table:table-cell table:style-name="Tabla1.C2" office:value-type="string">
            <text:p text:style-name="P18"/>
          </table:table-cell>
        </table:table-row>
      </table:table>
      <text:p text:style-name="P15">Facede comentarios de táboa e de columna para implementar o D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gl" fo:country="ES" style:font-name-asian="Arial Unicode MS" style:font-size-asian="12pt" style:language-asian="gl" style:country-asian="ES" style:font-name-complex="Tahoma1" style:font-size-complex="12pt" style:language-complex="gl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gl" fo:country="ES" style:font-name-asian="Arial Unicode MS" style:font-size-asian="12pt" style:language-asian="gl" style:country-asian="ES" style:font-name-complex="Tahoma1" style:font-size-complex="12pt" style:language-complex="gl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font-size="18pt" fo:language="es" fo:country="ES" style:font-size-asian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language="es" fo:country="ES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hyphenation-ladder-count="no-limit" fo:keep-with-next="always"/>
      <style:text-properties fo:font-size="12pt" fo:language="es" fo:country="ES" style:font-size-asian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color="#ff0000" loext:opacity="100%" fo:font-size="12pt" fo:language="es" fo:country="ES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size="12pt" fo:language="es" fo:country="ES" fo:font-weight="bold" style:font-size-asian="12pt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498cm" fo:margin-right="0cm" fo:text-indent="0cm" style:auto-text-indent="false" fo:keep-with-next="always"/>
      <style:text-properties fo:font-size="12pt" fo:language="gl" fo:country="ES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498cm" fo:margin-right="0cm" fo:text-indent="0cm" style:auto-text-indent="false" fo:keep-with-next="always"/>
      <style:text-properties fo:color="#ff0000" loext:opacity="100%" fo:font-size="12pt" fo:language="gl" fo:country="ES" style:font-size-asian="12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 fo:hyphenation-ladder-count="no-limit" text:number-lines="false" text:line-number="0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text-align="center" style:justify-single-word="false"/>
      <style:text-properties style:font-name="Arial" fo:font-family="Arial" style:font-family-generic="swiss" style:font-pitch="variable"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gunta" style:family="paragraph" style:parent-style-name="Standard" style:list-style-name="WW8Num1">
      <style:paragraph-properties fo:margin-left="-0.011cm" fo:margin-right="0cm" fo:margin-top="0.318cm" fo:margin-bottom="0cm" style:contextual-spacing="false" fo:text-align="justify" style:justify-single-word="false" fo:keep-together="always" fo:text-indent="0cm" style:auto-text-indent="false" fo:keep-with-next="always"/>
      <style:text-properties fo:font-size="11pt" style:font-size-asian="11pt"/>
    </style:style>
    <style:style style:name="Texto_20_independiente_20_2" style:display-name="Texto independiente 2" style:family="paragraph" style:parent-style-name="Standard">
      <style:paragraph-properties fo:text-align="justify" style:justify-single-word="false"/>
      <style:text-properties fo:font-size="12pt" fo:language="es" fo:country="ES" style:font-size-asian="12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9z0" style:family="text">
      <style:text-properties style:font-name="Symbol" fo:font-family="Symbol" style:font-family-generic="roman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loext:num-list-format="%1%)" style:num-suffix=")" style:num-format="a" style:num-letter-sync="true">
        <style:list-level-properties text:space-before="0.63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loext:num-list-format="%1%)" style:num-suffix=")" style:num-format="a" style:num-letter-sync="true">
        <style:list-level-properties text:space-before="1.00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loext:num-list-format="%1%)" style:num-suffix=")" style:num-format="a" style:num-letter-sync="true">
        <style:list-level-properties text:space-before="1.00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loext:num-list-format="%1%)" style:num-suffix=")" style:num-format="a" style:num-letter-sync="true">
        <style:list-level-properties text:space-before="0.751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2.021cm" text:min-label-width="0.635cm"/>
      </text:list-level-style-number>
      <text:list-level-style-number text:level="3" loext:num-list-format="%3%." style:num-suffix="." style:num-format="i">
        <style:list-level-properties text:min-label-width="3.926cm" text:min-label-distance="0.318cm" fo:text-align="end"/>
      </text:list-level-style-number>
      <text:list-level-style-number text:level="4" loext:num-list-format="%4%." style:num-suffix="." style:num-format="1">
        <style:list-level-properties text:space-before="4.56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831cm" text:min-label-width="0.635cm"/>
      </text:list-level-style-number>
      <text:list-level-style-number text:level="6" loext:num-list-format="%6%." style:num-suffix="." style:num-format="i">
        <style:list-level-properties text:min-label-width="7.736cm" text:min-label-distance="0.318cm" fo:text-align="end"/>
      </text:list-level-style-number>
      <text:list-level-style-number text:level="7" loext:num-list-format="%7%." style:num-suffix="." style:num-format="1">
        <style:list-level-properties text:space-before="8.371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641cm" text:min-label-width="0.635cm"/>
      </text:list-level-style-number>
      <text:list-level-style-number text:level="9" loext:num-list-format="%9%." style:num-suffix="." style:num-format="i">
        <style:list-level-properties text:min-label-width="11.546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loext:num-list-format="%1%)" style:num-suffix=")" style:num-format="a" style:num-letter-sync="true">
        <style:list-level-properties text:space-before="1.00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loext:num-list-format="%1%)" style:num-suffix=")" style:num-format="a" style:num-letter-sync="true">
        <style:list-level-properties text:space-before="1.00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loext:num-list-format="%1%)" style:num-suffix=")" style:num-format="a" style:num-letter-sync="true">
        <style:list-level-properties text:space-before="1.00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)" style:num-suffix=")" style:num-format="a" style:num-letter-sync="true">
        <style:list-level-properties text:space-before="1.00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loext:num-list-format="%1%)" style:num-suffix=")" style:num-format="a" style:num-letter-sync="true">
        <style:list-level-properties text:space-before="1.00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loext:num-list-format="%1%)" style:num-suffix=")" style:num-format="a" style:num-letter-sync="true">
        <style:list-level-properties text:space-before="0.63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loext:num-list-format="%1%)" style:num-suffix=")" style:num-format="a" style:num-letter-sync="true">
        <style:list-level-properties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loext:num-list-format="%1%" text:bullet-char="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loext:num-list-format="%1%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1z1" loext:num-list-format="%2%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1z2" loext:num-list-format="%3%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loext:num-list-format="%4%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loext:num-list-format="%5%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1z2" loext:num-list-format="%6%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loext:num-list-format="%7%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loext:num-list-format="%8%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1z2" loext:num-list-format="%9%" text:bullet-char="">
        <style:list-level-properties text:space-before="10.795cm" text:min-label-width="0.635cm"/>
        <style:text-properties style:font-name="Wingdings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loext:num-list-format="%1%)" style:num-suffix=")" style:num-format="a" style:num-letter-sync="true">
        <style:list-level-properties text:space-before="0.751cm"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2.021cm" text:min-label-width="0.635cm"/>
      </text:list-level-style-number>
      <text:list-level-style-number text:level="3" loext:num-list-format="%3%." style:num-suffix="." style:num-format="i">
        <style:list-level-properties text:min-label-width="3.926cm" text:min-label-distance="0.318cm" fo:text-align="end"/>
      </text:list-level-style-number>
      <text:list-level-style-number text:level="4" loext:num-list-format="%4%." style:num-suffix="." style:num-format="1">
        <style:list-level-properties text:space-before="4.56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831cm" text:min-label-width="0.635cm"/>
      </text:list-level-style-number>
      <text:list-level-style-number text:level="6" loext:num-list-format="%6%." style:num-suffix="." style:num-format="i">
        <style:list-level-properties text:min-label-width="7.736cm" text:min-label-distance="0.318cm" fo:text-align="end"/>
      </text:list-level-style-number>
      <text:list-level-style-number text:level="7" loext:num-list-format="%7%." style:num-suffix="." style:num-format="1">
        <style:list-level-properties text:space-before="8.371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641cm" text:min-label-width="0.635cm"/>
      </text:list-level-style-number>
      <text:list-level-style-number text:level="9" loext:num-list-format="%9%." style:num-suffix="." style:num-format="i">
        <style:list-level-properties text:min-label-width="11.546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loext:num-list-format="%1%)" style:num-suffix=")" style:num-format="a" style:num-letter-sync="true">
        <style:list-level-properties text:space-before="1.00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loext:num-list-format="%1%)" style:num-suffix=")" style:num-format="a" style:num-letter-sync="true">
        <style:list-level-properties text:space-before="1.00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loext:num-list-format="%1%)" style:num-suffix=")" style:num-format="a" style:num-letter-sync="true">
        <style:list-level-properties text:space-before="1.00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Standard">
      <style:paragraph-properties style:page-number="auto">
        <style:tab-stops>
          <style:tab-stop style:position="7.964cm"/>
          <style:tab-stop style:position="17cm" style:type="right"/>
        </style:tab-stops>
      </style:paragraph-properties>
      <style:text-properties fo:font-size="18pt" style:font-size-asian="18pt" style:font-size-complex="18pt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8.467cm" style:type="center"/>
          <style:tab-stop style:position="16.999cm" style:type="right"/>
        </style:tab-stops>
      </style:paragraph-properties>
      <style:text-properties fo:font-size="12pt" fo:language="gl" fo:country="ES" fo:font-style="italic" style:font-size-asian="12pt" style:font-style-asian="italic"/>
    </style:style>
    <style:style style:name="MT1" style:family="text">
      <style:text-properties fo:language="gl" fo:country="ES" fo:font-style="italic" style:font-style-asian="italic"/>
    </style:style>
    <style:style style:name="MT2" style:family="text"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1.799cm" fo:margin-bottom="1.7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.S.I.R</text:span><text:span text:style-name="MT2"><text:tab/><text:tab/>1</text:span><text:span text:style-name="MT1">º Curso</text:span></text:p>
      </style:header>
      <style:footer>
        <text:p text:style-name="MP2">IES A Pinguela<text:tab/><text:tab/>Monforte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5.2$Windows_X86_64 LibreOffice_project/38d5f62f85355c192ef5f1dd47c5c0c0c6d6598b</meta:generator>
    <dc:title>1</dc:title>
    <meta:initial-creator>Enrique Cabañas Olmo</meta:initial-creator>
    <meta:creation-date>2007-03-18T18:35:00</meta:creation-date>
    <dc:date>2024-12-16T21:43:58.397000000</dc:date>
    <meta:print-date>2005-12-05T17:39:00</meta:print-date>
    <dc:language>gl-ES</dc:language>
    <meta:editing-cycles>65</meta:editing-cycles>
    <meta:editing-duration>PT7H40M15S</meta:editing-duration>
    <meta:document-statistic meta:table-count="2" meta:image-count="0" meta:object-count="0" meta:page-count="1" meta:paragraph-count="71" meta:word-count="259" meta:character-count="2033" meta:non-whitespace-character-count="1790"/>
    <meta:user-defined meta:name="Info 1"/>
    <meta:user-defined meta:name="Info 2"/>
    <meta:user-defined meta:name="Info 3"/>
    <meta:user-defined meta:name="Info 4"/>
  </office:meta>
</office:document-meta>
</file>